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Абзац_20_списка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>
          <style:tab-stop style:position="0cm"/>
          <style:tab-stop style:position="1cm"/>
          <style:tab-stop style:position="1.752cm"/>
        </style:tab-stops>
      </style:paragraph-properties>
      <style:text-properties fo:font-size="12pt" officeooo:rsid="0025511f" officeooo:paragraph-rsid="0025511f" style:font-size-asian="12pt" style:font-size-complex="12pt"/>
    </style:style>
    <style:style style:name="P2" style:family="paragraph" style:parent-style-name="Абзац_20_списка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>
          <style:tab-stop style:position="0cm"/>
          <style:tab-stop style:position="1cm"/>
          <style:tab-stop style:position="1.752cm"/>
        </style:tab-stops>
      </style:paragraph-properties>
      <style:text-properties fo:font-size="12pt" officeooo:paragraph-rsid="0025511f" style:font-size-asian="12pt" style:font-size-complex="12pt"/>
    </style:style>
    <style:style style:name="P3" style:family="paragraph" style:parent-style-name="Абзац_20_списка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>
          <style:tab-stop style:position="0cm"/>
          <style:tab-stop style:position="1cm"/>
          <style:tab-stop style:position="1.752cm"/>
        </style:tab-stops>
      </style:paragraph-properties>
      <style:text-properties fo:font-size="12pt" fo:font-weight="normal" officeooo:paragraph-rsid="0025511f" style:font-size-asian="12pt" style:font-weight-asian="normal" style:font-size-complex="12pt" style:font-weight-complex="normal"/>
    </style:style>
    <style:style style:name="P4" style:family="paragraph" style:parent-style-name="Абзац_20_списка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>
          <style:tab-stop style:position="0cm"/>
          <style:tab-stop style:position="1cm"/>
        </style:tab-stops>
      </style:paragraph-properties>
      <style:text-properties fo:font-size="12pt" fo:font-weight="normal" officeooo:paragraph-rsid="0025511f" style:font-size-asian="12pt" style:font-weight-asian="normal" style:font-size-complex="12pt" style:font-weight-complex="normal"/>
    </style:style>
    <style:style style:name="P5" style:family="paragraph" style:parent-style-name="Абзац_20_списка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>
          <style:tab-stop style:position="0cm"/>
          <style:tab-stop style:position="1cm"/>
          <style:tab-stop style:position="1.752cm"/>
        </style:tab-stops>
      </style:paragraph-properties>
      <style:text-properties style:font-name="Times New Roman" fo:font-size="12pt" fo:font-weight="normal" officeooo:paragraph-rsid="0025511f" style:font-size-asian="12pt" style:font-weight-asian="normal" style:font-name-complex="Times New Roman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officeooo:rsid="001b9408" officeooo:paragraph-rsid="001b9408"/>
    </style:style>
    <style:style style:name="P7" style:family="paragraph" style:parent-style-name="Standard">
      <style:paragraph-properties fo:text-align="center" style:justify-single-word="false"/>
      <style:text-properties officeooo:rsid="001d7c4e" officeooo:paragraph-rsid="001b9408"/>
    </style:style>
    <style:style style:name="P8" style:family="paragraph" style:parent-style-name="Standard">
      <style:paragraph-properties fo:text-align="center" style:justify-single-word="false"/>
      <style:text-properties officeooo:rsid="001d7c4e" officeooo:paragraph-rsid="001d7c4e"/>
    </style:style>
    <style:style style:name="P9" style:family="paragraph" style:parent-style-name="Standard">
      <style:paragraph-properties fo:text-align="start" style:justify-single-word="false"/>
      <style:text-properties officeooo:rsid="001d7c4e" officeooo:paragraph-rsid="001d7c4e"/>
    </style:style>
    <style:style style:name="P10" style:family="paragraph" style:parent-style-name="Standard">
      <style:paragraph-properties fo:text-align="center" style:justify-single-word="false"/>
      <style:text-properties officeooo:rsid="001da887" officeooo:paragraph-rsid="001da887"/>
    </style:style>
    <style:style style:name="P11" style:family="paragraph" style:parent-style-name="Standard">
      <style:paragraph-properties fo:text-align="start" style:justify-single-word="false"/>
      <style:text-properties officeooo:rsid="001dee19" officeooo:paragraph-rsid="001dee19"/>
    </style:style>
    <style:style style:name="P12" style:family="paragraph" style:parent-style-name="Standard">
      <style:paragraph-properties fo:margin-left="0cm" fo:margin-right="0cm" fo:line-height="100%" fo:text-indent="0.501cm" style:auto-text-indent="false"/>
      <style:text-properties fo:font-size="12pt" officeooo:paragraph-rsid="001f92e3" style:font-size-asian="12pt" style:font-size-complex="12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501cm" style:auto-text-indent="false"/>
      <style:text-properties fo:font-size="12pt" officeooo:paragraph-rsid="002420f0" style:font-size-asian="12pt" style:font-size-complex="12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501cm" style:auto-text-indent="false"/>
      <style:text-properties fo:font-size="12pt" officeooo:rsid="002420f0" officeooo:paragraph-rsid="002420f0" style:font-size-asian="12pt" style:font-size-complex="12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font-size="12pt" officeooo:paragraph-rsid="002420f0" style:font-size-asian="12pt" style:font-size-complex="12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font-size="12pt" officeooo:rsid="002420f0" officeooo:paragraph-rsid="002420f0" style:font-size-asian="12pt" style:font-size-complex="12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font-size="12pt" officeooo:rsid="0025511f" officeooo:paragraph-rsid="0025511f" style:font-size-asian="12pt" style:font-size-complex="12pt"/>
    </style:style>
    <style:style style:name="P18" style:family="paragraph" style:parent-style-name="my_5f_text">
      <style:paragraph-properties fo:margin-left="0cm" fo:margin-right="0cm" fo:line-height="100%" fo:text-align="start" style:justify-single-word="false" fo:text-indent="0.501cm" style:auto-text-indent="false"/>
      <style:text-properties fo:font-size="12pt" officeooo:rsid="001dee19" officeooo:paragraph-rsid="001f92e3" style:font-size-asian="12pt" style:font-size-complex="12pt"/>
    </style:style>
    <style:style style:name="P19" style:family="paragraph" style:parent-style-name="my_5f_text">
      <style:paragraph-properties fo:margin-left="0cm" fo:margin-right="0cm" fo:line-height="100%" fo:text-align="start" style:justify-single-word="false" fo:text-indent="0cm" style:auto-text-indent="false"/>
      <style:text-properties fo:font-size="12pt" officeooo:rsid="001fb5cd" officeooo:paragraph-rsid="001fb5cd" style:font-size-asian="12pt" style:font-size-complex="12pt"/>
    </style:style>
    <style:style style:name="P20" style:family="paragraph" style:parent-style-name="my_5f_text">
      <style:paragraph-properties fo:margin-left="0cm" fo:margin-right="0cm" fo:line-height="100%" fo:text-align="start" style:justify-single-word="false" fo:text-indent="0cm" style:auto-text-indent="false"/>
      <style:text-properties fo:font-size="12pt" officeooo:rsid="0020f1a5" officeooo:paragraph-rsid="0020f1a5" style:font-size-asian="12pt" style:font-size-complex="12pt"/>
    </style:style>
    <style:style style:name="P21" style:family="paragraph" style:parent-style-name="my_5f_text">
      <style:paragraph-properties fo:margin-left="0cm" fo:margin-right="0cm" fo:line-height="100%" fo:text-align="start" style:justify-single-word="false" fo:text-indent="0cm" style:auto-text-indent="false"/>
      <style:text-properties fo:font-size="12pt" officeooo:rsid="002420f0" officeooo:paragraph-rsid="002420f0" style:font-size-asian="12pt" style:font-size-complex="12pt"/>
    </style:style>
    <style:style style:name="P22" style:family="paragraph" style:parent-style-name="my_5f_text">
      <style:paragraph-properties fo:margin-left="0cm" fo:margin-right="0cm" fo:line-height="100%" fo:text-align="start" style:justify-single-word="false" fo:text-indent="0cm" style:auto-text-indent="false"/>
      <style:text-properties officeooo:rsid="002420f0" officeooo:paragraph-rsid="002420f0"/>
    </style:style>
    <style:style style:name="T1" style:family="text">
      <style:text-properties officeooo:rsid="001da887"/>
    </style:style>
    <style:style style:name="T2" style:family="text">
      <style:text-properties fo:language="en" fo:country="US"/>
    </style:style>
    <style:style style:name="T3" style:family="text">
      <style:text-properties style:font-name="Times New Roman" fo:font-size="10pt" style:font-size-asian="10pt" style:font-name-complex="Times New Roman" style:font-size-complex="10pt"/>
    </style:style>
    <style:style style:name="T4" style:family="text">
      <style:text-properties style:font-name="Times New Roman" fo:font-size="10pt" fo:language="en" fo:country="US" style:font-size-asian="10pt" style:font-name-complex="Times New Roman" style:font-size-complex="10pt"/>
    </style:style>
    <style:style style:name="T5" style:family="text"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T6" style:family="text">
      <style:text-properties style:font-name="Times New Roman" style:font-name-complex="Times New Roman"/>
    </style:style>
    <style:style style:name="T7" style:family="text">
      <style:text-properties style:font-name="Times New Roman" officeooo:rsid="002420f0" style:font-name-complex="Times New Roman"/>
    </style:style>
    <style:style style:name="T8" style:family="text">
      <style:text-properties style:font-name="Times New Roman" officeooo:rsid="0025511f" style:font-name-complex="Times New Roman"/>
    </style:style>
    <style:style style:name="T9" style:family="text">
      <style:text-properties style:font-name="Times New Roman" fo:language="en" fo:country="US" style:font-name-complex="Times New Roman"/>
    </style:style>
    <style:style style:name="T10" style:family="text">
      <style:text-properties style:font-name="Times New Roman" fo:font-weight="bold" style:font-weight-asian="bold" style:font-name-complex="Times New Roman"/>
    </style:style>
    <style:style style:name="T11" style:family="text">
      <style:text-properties style:font-name="Times New Roman" fo:font-weight="bold" officeooo:rsid="0025511f" style:font-weight-asian="bold" style:font-name-complex="Times New Roman"/>
    </style:style>
    <style:style style:name="T12" style:family="text">
      <style:text-properties officeooo:rsid="002551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Министерство образования и науки Российской Федерации</text:p>
      <text:p text:style-name="P6">Федеральное государственное бюджетное образовательное учреждение высшего образования</text:p>
      <text:p text:style-name="P6">«Ижевский государственный технический университет им. М. Т. Калашникова»</text:p>
      <text:p text:style-name="P6">Факультет «Информатика и вычислительная техника»</text:p>
      <text:p text:style-name="P6">Кафедра «Программное обеспечение»</text:p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>Отчет</text:p>
      <text:p text:style-name="P8">по лабораторной работе №2</text:p>
      <text:p text:style-name="P8">дисциплина «Конструирование ПО»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>Выполнил:</text:p>
      <text:p text:style-name="P9">студент группы Б08-191-1<text:tab/><text:tab/><text:tab/><text:tab/><text:tab/><text:tab/><text:tab/><text:tab/>Девятов А. В.</text:p>
      <text:p text:style-name="P9"/>
      <text:p text:style-name="P9"/>
      <text:p text:style-name="P9"/>
      <text:p text:style-name="P9">Проверил:<text:tab/><text:tab/><text:tab/><text:tab/><text:tab/><text:tab/><text:tab/><text:tab/><text:tab/><text:tab/><text:span text:style-name="T1">Власов В. Г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Ижевск 2016</text:p>
      <text:p text:style-name="P11"><text:soft-page-break/>1. Введение</text:p>
      <text:p text:style-name="P11">1.1 Назначение системы</text:p>
      <text:p text:style-name="P12">Для обучения основам программирования используется система на основе <text:span text:style-name="T2">Moodle </text:span>, которая перестала справляться с нагрузкой, не соответствует требованиям, предъявляемым к современным учебным сайтам. </text:p>
      <text:p text:style-name="P18">Для улучшения производительности осуществлён переход на новую версию свободно распространяемой учебной среды <text:span text:style-name="T2">Moodle</text:span>, которая отличается повышенной производительностью, соответствует современным требованиям к интерфейсу. Для реализации программного модуля, который добавляет новый элемент курса для организации практических занятий по программированию, разработан клиент, позволяющий взаимодействовать с веб-сервисом автоматизированной проверки задач по программированию <text:span text:style-name="T2">BACS.</text:span></text:p>
      <text:p text:style-name="P18"><text:span text:style-name="T2"/></text:p>
      <text:p text:style-name="P19"><text:span text:style-name="T2">1.2 Область применения системы</text:span></text:p>
      <text:p text:style-name="P20"><text:span text:style-name="T2">Обработка запросов между сервисом Moodle и API автоматической системы проверки решений BACS.</text:span></text:p>
      <text:p text:style-name="P20"/>
      <text:p text:style-name="P21"><text:span text:style-name="T2">1.3 Определения</text:span></text:p>
      <text:p text:style-name="P21"><text:span text:style-name="T2">Клиент – сервис Moodle</text:span></text:p>
      <text:p text:style-name="P21"><text:span text:style-name="T2"/></text:p>
      <text:p text:style-name="P20"/>
      <text:p text:style-name="P20"/>
      <text:p text:style-name="P22"><text:span text:style-name="T2">2. Реализация клиента</text:span></text:p>
      <text:p text:style-name="P22"/>
      <text:p text:style-name="P15"><text:span text:style-name="T7">2.1<text:tab/>Основные требования</text:span></text:p>
      <text:p text:style-name="P15"><text:span text:style-name="T6">Основными требованиями являлись: простота использования, быстродействие, безопасность. В качестве языка разработки использовался </text:span><text:span text:style-name="T9">PHP</text:span><text:span text:style-name="T6">. Недавно вышедшая новая версия отличается выросшим быстродействием, безопасностью по сравнения с предыдущими версиями. Использование этого языка позволяет провести безболезненную интеграцию с системой управления курсами </text:span><text:span text:style-name="T9">Moodle</text:span><text:span text:style-name="T6">, которая написана на </text:span><text:span text:style-name="T9">PHP</text:span><text:span text:style-name="T6">. </text:span></text:p>
      <text:p text:style-name="P15"/>
      <text:p text:style-name="P16"><text:span text:style-name="T6">2.2<text:tab/>Описание программного интерфейса</text:span></text:p>
      <text:p text:style-name="P13"><text:span text:style-name="T6">Программный интерфейс веб-сервиса системы </text:span><text:span text:style-name="T9">BACS</text:span><text:span text:style-name="T6"> представляет собой реализацию архитектуры </text:span><text:span text:style-name="T9">REST</text:span><text:span text:style-name="T6">. При такой архитектуре взаимодействие компонентов происходит в сети посредством </text:span><text:span text:style-name="T9">HTTP</text:span><text:span text:style-name="T6">-запросов (</text:span><text:span text:style-name="T9">GET</text:span><text:span text:style-name="T6">, </text:span><text:span text:style-name="T9">POST</text:span><text:span text:style-name="T6">, </text:span><text:span text:style-name="T9">PUT</text:span><text:span text:style-name="T6">, </text:span><text:span text:style-name="T9">DELETE</text:span><text:span text:style-name="T6">). Данные, как правило, передаются в формате </text:span><text:span text:style-name="T9">JSON</text:span><text:span text:style-name="T6"> или </text:span><text:span text:style-name="T9">XML</text:span><text:span text:style-name="T6">. В данный момент отсутствует оптимальное решение для генерации клиента для веб-сервисов, основанных на REST архитектуре, которые есть, например, для </text:span><text:span text:style-name="T9">SOAP</text:span><text:span text:style-name="T6">. Существует фреймворк </text:span><text:span text:style-name="T9">Swagger</text:span><text:span text:style-name="T6">, но он подходит для </text:span><text:span text:style-name="T9">RESTfull</text:span><text:span text:style-name="T6"> веб-сервисов. Реализация интерфейса </text:span><text:span text:style-name="T9">BACS</text:span><text:span text:style-name="T6">’а использует только </text:span><text:span text:style-name="T9">GET</text:span><text:span text:style-name="T6"> и </text:span><text:span text:style-name="T9">POST</text:span><text:span text:style-name="T6"> запросы, поэтому сгенерированный <text:s/>клиент получается большим, сложным в использовании, имеет неиспользуемый функционал. В связи с этим разработка клиентского прокси-класса является оптимальным решением для работы с программным интерфейсом автоматизированной системы проверки задач.</text:span></text:p>
      <text:p text:style-name="P13"><text:span text:style-name="T6"/></text:p>
      <text:p text:style-name="P16"><text:span text:style-name="T6">2.3<text:tab/>Описание клиента</text:span></text:p>
      <text:p text:style-name="P13"><text:span text:style-name="T6">Клиент представляет собой реализацию паттерна синглтон. Этот шаблон гарантирует, что в однопоточном приложении будет единственный экземпляр класса с глобальной точкой доступа, что позволяет не беспокоиться о создании множества подключений к веб-сервису. Для удобства все настройки клиента вынесены в отдельный класс конфигурации, который необходимо передать в конструктор клиента.</text:span></text:p>
      <text:p text:style-name="P13"/>
      <text:p text:style-name="P13"><text:span text:style-name="T6"/></text:p>
      <text:p text:style-name="P16"><text:soft-page-break/>2.4<text:tab/>Описание взаимодействия клиента с интерфейсом BACS</text:p>
      <text:p text:style-name="P13"><text:span text:style-name="T6">Взаимодействие с интерфейсом </text:span><text:span text:style-name="T9">BACS</text:span><text:span text:style-name="T6">’а происходит посредством </text:span><text:span text:style-name="T9">HTTP</text:span><text:span text:style-name="T6"> запросов: </text:span><text:span text:style-name="T9">GET</text:span><text:span text:style-name="T6">, </text:span><text:span text:style-name="T9">POST</text:span><text:span text:style-name="T6"> - поэтому для удобства разработки клиента отправка данных происходит с использованием библиотеки </text:span><text:span text:style-name="T9">cURL</text:span><text:span text:style-name="T6">, сами данные передаются в </text:span><text:span text:style-name="T9">JSON</text:span><text:span text:style-name="T6"> формате. Хотя </text:span><text:span text:style-name="T9">JSON</text:span><text:span text:style-name="T6"> формат и прост для понимания человеком и несложен в использовании, но им удобно пользоваться лишь при простых структурах данных, поэтому для удобства пользования клиентом были реализованы дополнительные классы, описывающие модели данных для взаимодействия с сервисом. </text:span></text:p>
      <text:p text:style-name="P13"><text:span text:style-name="T6">Немаловажным аспектом в работе с клиентом является возможность обработки ошибок. Список исключений позволяет понять, где и когда, <text:s/>какие проблемы возможны, что позволяет более грамотно спроектировать обработку исключительных ситуаций в приложении, использующем представленный клиент. Поэтому для клиента был разработан собственный класс исключений, унаследованный от базового класса Exception. </text:span></text:p>
      <text:p text:style-name="P14"><text:span text:style-name="T9">Так как взаимодействие с веб-сервисом происходит по небезопасному каналу связи (интернет), для обеспечения безопасности используется протокол HTTPS, авторизация проходит по клиентским сертификатам.</text:span></text:p>
      <text:p text:style-name="P14"/>
      <text:p text:style-name="P17"><text:span text:style-name="T9">3. Методы работы с клиентом</text:span></text:p>
      <text:p text:style-name="P17"/>
      <text:p text:style-name="P5"><text:span text:style-name="T12">3.1<text:tab/></text:span>Запрос списка языков программирования.</text:p>
      <text:p text:style-name="P2"><text:span text:style-name="T6">Входные параметры отсутствуют.</text:span></text:p>
      <text:p text:style-name="P2"><text:span text:style-name="T6">Выходные данные: идентификационный номер языка программирования (LanguageID), название языка программирования, название компилятора, опции компиляции.</text:span></text:p>
      <text:p text:style-name="P2"><text:span text:style-name="T6"/></text:p>
      <text:p text:style-name="P5"><text:span text:style-name="T12">3.2<text:tab/></text:span>Запрос списка задач</text:p>
      <text:p text:style-name="P2"><text:span text:style-name="T6">Входные параметры отсутствуют.</text:span></text:p>
      <text:p text:style-name="P2"><text:span text:style-name="T6">Выходные данные: идентификационный номер задачи (ProblemID), название задачи, ограничение по памяти, по времени.</text:span></text:p>
      <text:p text:style-name="P2"/>
      <text:p text:style-name="P3"><text:span text:style-name="T8">3.3<text:tab/></text:span><text:span text:style-name="T6">Запрос условия задачи</text:span></text:p>
      <text:p text:style-name="P2"><text:span text:style-name="T6">Входным параметром является ProblemID.</text:span></text:p>
      <text:p text:style-name="P2"><text:span text:style-name="T6">Выходные данные: </text:span><text:span text:style-name="T9">URL</text:span><text:span text:style-name="T6"> условия задачи.</text:span></text:p>
      <text:p text:style-name="P2"><text:span text:style-name="T6"/></text:p>
      <text:p text:style-name="P4"><text:span text:style-name="T8">3.4<text:tab/></text:span><text:span text:style-name="T6">Отправка решения на тестирующий сервер</text:span></text:p>
      <text:p text:style-name="P2"><text:span text:style-name="T6">Входные параметры: исходный код, который является решением задачи, ProblemID, LanguageID. </text:span></text:p>
      <text:p text:style-name="P2"><text:span text:style-name="T6">Выходные данные: идентификационный номер результата проверки (</text:span><text:span text:style-name="T9">Submit</text:span><text:span text:style-name="T6">ID), который позволяет запросить результат проверки.</text:span></text:p>
      <text:p text:style-name="P2"><text:span text:style-name="T6"/></text:p>
      <text:p text:style-name="P5"><text:span text:style-name="T12">3.5<text:tab/></text:span>Запрос о результате проверки решения</text:p>
      <text:p text:style-name="P2"><text:span text:style-name="T6">Входные параметры: </text:span><text:span text:style-name="T9">Submit</text:span><text:span text:style-name="T6">ID.</text:span></text:p>
      <text:p text:style-name="P2"><text:span text:style-name="T6">Выходные данные: </text:span><text:span text:style-name="T9">Submit</text:span><text:span text:style-name="T6">ID, статус компиляции решения (</text:span><text:span text:style-name="T9">OK</text:span><text:span text:style-name="T6">, </text:span><text:span text:style-name="T9">FAIL</text:span><text:span text:style-name="T6">), вывод компилятора, полученный при компиляции, результат проверки по каждому тесту, который включает в себя информацию об успешности прохождения, затраченный объём памяти, затраченное время.</text:span></text:p>
      <text:p text:style-name="P2"><text:span text:style-name="T6"/></text:p>
      <text:p text:style-name="P3"><text:span text:style-name="T8">3.6<text:tab/></text:span><text:span text:style-name="T6">Запрос о перепроверке решения</text:span></text:p>
      <text:p text:style-name="P2"><text:span text:style-name="T6">Входные параметры: </text:span><text:span text:style-name="T9">Submit</text:span><text:span text:style-name="T6">ID.</text:span></text:p>
      <text:p text:style-name="P1"><text:span text:style-name="T9">Выходные данные: статус (OK, FAIL), запущено решение на перепроверку или нет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my_5f_text" style:display-name="my_text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ksey  </meta:initial-creator>
    <meta:creation-date>2016-04-22T16:30:09.523194724</meta:creation-date>
    <dc:date>2016-04-22T17:50:26.527691403</dc:date>
    <dc:creator>Aleksey  </dc:creator>
    <meta:editing-duration>PT1H17M18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3" meta:paragraph-count="50" meta:word-count="639" meta:character-count="5383" meta:non-whitespace-character-count="4770"/>
  </office:meta>
</office:document-meta>
</file>